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04f22"/>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text-properties officeooo:paragraph-rsid="00104f22"/>
    </style:style>
    <style:style style:name="P10" style:family="paragraph" style:parent-style-name="Text_20_body" style:list-style-name="L9"/>
    <style:style style:name="P11" style:family="paragraph" style:parent-style-name="Text_20_body" style:list-style-name="L9">
      <style:text-properties officeooo:paragraph-rsid="00104f22"/>
    </style:style>
    <style:style style:name="T1" style:family="text">
      <style:text-properties fo:font-weight="bold" style:font-weight-asian="bold" style:font-weight-complex="bold"/>
    </style:style>
    <style:style style:name="T2" style:family="text">
      <style:text-properties fo:font-weight="bold" officeooo:rsid="00104f22" style:font-weight-asian="bold" style:font-weight-complex="bold"/>
    </style:style>
    <style:style style:name="T3" style:family="text">
      <style:text-properties fo:font-size="22pt" fo:font-weight="bold" style:font-size-asian="22pt" style:font-weight-asian="bold" style:font-size-complex="22pt" style:font-weight-complex="bold"/>
    </style:style>
    <style:style style:name="T4" style:family="text">
      <style:text-properties officeooo:rsid="00104f22"/>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3pt" fo:font-weight="bold" style:font-size-asian="13pt" style:font-weight-asian="bold" style:font-size-complex="13pt" style:font-weight-complex="bold"/>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bold" officeooo:rsid="00104f22" style:font-size-asian="14pt" style:font-weight-asian="bold" style:font-size-complex="14pt" style:font-weight-complex="bold"/>
    </style:style>
    <style:style style:name="T9" style:family="text">
      <style:text-properties fo:font-weight="normal" officeooo:rsid="00104f22"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Investigación sobre teclados <text:line-break/></text:span><text:span text:style-name="T5">Índice</text:span><text:line-break/><text:line-break/><text:span text:style-name="T8">1. </text:span><text:span text:style-name="T6">Introducción: ¿por qué hablar de teclados?</text:span><text:span text:style-name="T7"><text:line-break/><text:line-break/></text:span><text:span text:style-name="T8">1.1 </text:span><text:span text:style-name="T7">Los orígenes: de la escritura mecánica al teclado moderno<text:line-break/><text:line-break/></text:span><text:span text:style-name="T8">1.2 </text:span><text:span text:style-name="T7">La Hansen Writing Ball<text:line-break/><text:line-break/></text:span><text:span text:style-name="T8">1.3 </text:span><text:span text:style-name="T7">Sholes, QWERTY y Remington<text:line-break/><text:line-break/></text:span><text:span text:style-name="T8">2. </text:span><text:span text:style-name="T7">La revolución eléctrica: IBM Selectric</text:span></text:p>
      <text:p text:style-name="P1"><text:span text:style-name="T7"><text:line-break/></text:span><text:span text:style-name="T8">2.1 </text:span><text:span text:style-name="T7">Teletipos y terminales<text:line-break/><text:line-break/></text:span><text:span text:style-name="T8">2.2 </text:span><text:span text:style-name="T7">El nacimiento de los teclados de ordenador<text:line-break/><text:line-break/></text:span><text:span text:style-name="T8">3. </text:span><text:span text:style-name="T7">Décadas de evolución<text:line-break/><text:line-break/></text:span><text:span text:style-name="T8">3.1 </text:span><text:span text:style-name="T7">1960s–1970s: experimentos y primeros ordenadores<text:line-break/><text:line-break/></text:span><text:span text:style-name="T8">3.2 </text:span><text:span text:style-name="T7">1980s: la edad dorada (Model M, Cherry MX)<text:line-break/><text:line-break/></text:span><text:span text:style-name="T8">3.3 </text:span><text:span text:style-name="T7">1990s: la era de la membrana y los portátiles<text:line-break/><text:line-break/></text:span><text:span text:style-name="T8">3.4 </text:span><text:span text:style-name="T7">2000s: USB, gaming y diseño<text:line-break/><text:line-break/></text:span><text:span text:style-name="T8">3.5 </text:span><text:span text:style-name="T7">2010s–2020s: renacimiento y comunidad custom<text:line-break/><text:line-break/></text:span><text:span text:style-name="T8">4 </text:span><text:span text:style-name="T7">Los componentes de un teclado<text:line-break/><text:line-break/></text:span><text:span text:style-name="T8">4.1 </text:span><text:span text:style-name="T7">Tipos de switches y comportamientos<text:line-break/><text:line-break/></text:span><text:span text:style-name="T8">4.2 </text:span><text:span text:style-name="T7">Empresas y marcas clave<text:line-break/><text:line-break/></text:span><text:span text:style-name="T8">5 </text:span><text:span text:style-name="T7">Usos contemporáneos<text:line-break/><text:line-break/></text:span><text:span text:style-name="T8">5.1 </text:span><text:span text:style-name="T7">El boom de los teclados custom<text:line-break/><text:line-break/></text:span><text:span text:style-name="T8">5.2 </text:span><text:span text:style-name="T7">Tendencias y futuro<text:line-break/><text:line-break/></text:span><text:span text:style-name="T8">6. </text:span><text:span text:style-name="T7">Conclusió</text:span><text:span text:style-name="T8">n<text:line-break/></text:span></text:p>
      <text:p text:style-name="P1"><text:span text:style-name="T8">7. Fuentes y referencias</text:span></text:p>
      <text:p text:style-name="P1"><text:soft-page-break/><text:span text:style-name="T7">1. Introducción: ¿por qué hablar de teclados?</text:span><text:line-break/><text:line-break/>Los teclados son tan comunes que muchas veces se nos olvida lo esenciales que son. Desde escribir un correo hasta programar un satélite, pasando por jugar a un videojuego competitivo, siempre hay teclas de por medio. Este objeto aparentemente simple esconde más de un siglo de evolución tecnológica, cultural y hasta estética.<text:line-break/><text:line-break/>Hablar de teclados es también hablar de comunicación. Son la interfaz por excelencia entre los humanos y las máquinas: traducen nuestros pensamientos en señales que entiende un ordenador. Y aunque hoy conviven con pantallas táctiles, asistentes de voz y lápices digitales, siguen siendo insustituibles en velocidad, precisión y comodidad.<text:line-break/><text:line-break/><text:span text:style-name="T8">1.1</text:span><text:span text:style-name="T7"> Los orígenes: de la escritura mecánica al teclado moderno<text:line-break/></text:span><text:line-break/><text:span text:style-name="T4">1.2 </text:span><text:span text:style-name="T6">La Hansen Writing Ball (1865)</text:span><text:line-break/><text:line-break/>El primer teclado reconocible fue la <text:span text:style-name="T1">Hansen Writing Ball</text:span>, creada en Dinamarca en 1865. Su aspecto parecía un artefacto de ciencia ficción: una semiesfera con teclas metálicas dispuestas como pinchos. Al pulsarlas, golpeaban directamente el papel. Aunque fue un invento limitado en difusión, marcó el inicio de un sueño: mecanizar la escritura para hacerla más rápida y estandarizada.<text:line-break/><text:line-break/><text:span text:style-name="T4">1.3 </text:span><text:span text:style-name="T6">Sholes, QWERTY y Remington (1873)</text:span><text:line-break/><text:line-break/>Pocos años después, el estadounidense <text:span text:style-name="T1">Christopher Latham Sholes</text:span> diseñó un teclado que solucionaba un problema clave: el atasco de varillas en las primeras máquinas de escribir. Distribuyó las letras de manera que las más usadas quedaran separadas, dando lugar al mítico <text:span text:style-name="T1">QWERTY</text:span>. La empresa <text:span text:style-name="T1">Remington</text:span> adoptó el diseño en sus máquinas de escribir en 1873 y, sin querer, fijó un estándar global que seguimos usando hoy. Aunque existen otras disposiciones más ergonómicas (como <text:span text:style-name="T1">Dvorak</text:span> o <text:span text:style-name="T1">Colemak</text:span>), ninguna ha logrado desplazar al <text:span text:style-name="T1">QWERTY</text:span>.<text:line-break/><text:line-break/><text:span text:style-name="T8">2. </text:span><text:span text:style-name="T6">La revolución eléctrica: IBM Selectric (1961)</text:span><text:line-break/><text:line-break/>En 1961 <text:span text:style-name="T1">IBM</text:span> lanzó la <text:span text:style-name="T1">Selectric</text:span>, una máquina de escribir eléctrica que sustituyó las varillas por una esfera tipográfica. No solo era más rápida y precisa: también permitía cambiar de tipografía intercambiando la esfera. Fue adoptada en oficinas de todo el mundo y, más importante aún, inspiró a los ingenieros de informática a pensar en teclados eléctricos, sin necesidad de mecanismos pesados.<text:line-break/><text:line-break/><text:span text:style-name="T4">2.1 </text:span><text:span text:style-name="T6">Teletipos y terminales (años 60–70)</text:span><text:line-break/><text:line-break/>En paralelo, los teletipos (como el <text:span text:style-name="T1">Teletype Model 33</text:span>) empezaron a conectar personas con ordenadores. Estos aparatos gigantescos imprimían en papel lo que el usuario escribía en el teclado, sirviendo como interfaz directa con las primeras computadoras. Aunque rudimentarios, consolidaron al teclado como la forma natural de interactuar con la informática, muy por encima de las tarjetas perforadas.<text:line-break/><text:line-break/><text:span text:style-name="T4">2.2 </text:span><text:span text:style-name="T6">El nacimiento de los teclados de ordenador (años 70–80)</text:span><text:line-break/><text:line-break/>Con la llegada de los ordenadores personales, el teclado dejó de ser un accesorio de la máquina de escribir para convertirse en un periférico específico. <text:span text:style-name="T1">IBM</text:span> y otras compañías desarrollaron teclados robustos, con teclas especiales como Ctrl, Alt y Fn, que ampliaban las posibilidades de interacción. <text:soft-page-break/>Muchos atajos que usamos hoy nacieron en esa época. Además, aparecieron los primeros debates sobre layouts regionales: el <text:span text:style-name="T1">ANSI</text:span> (americano, con tecla Enter rectangular y Shift más largos) y el <text:span text:style-name="T1">ISO</text:span> (europeo, con Enter en forma de “L” invertida y teclas adicionales para acentos). En España, el <text:span text:style-name="T1">ISO</text:span> se adaptó al idioma con la tecla de la “ñ” y signos de apertura, una diferencia que aún define la experiencia de escribir según el país.<text:line-break/><text:line-break/><text:span text:style-name="T7">3. Décadas de evolución</text:span></text:p>
      <text:p text:style-name="P1"><text:span text:style-name="T7"><text:line-break/></text:span><text:span text:style-name="T8">3.1 </text:span><text:span text:style-name="T7">1960s–1970s: experimentos y primeros ordenadores</text:span><text:line-break/><text:line-break/>Los 60 y 70 fueron décadas de exploración. Los teclados eran caros, enormes y diseñados más para durar que para ser cómodos. Sin embargo, fueron clave para asentar la informática como herramienta de oficina. En esta época nacieron los primeros layouts de función, con teclas programables para tareas concretas, una idea que más tarde inspiraría teclas F1–F12 en ordenadores personales.<text:line-break/><text:line-break/><text:span text:style-name="T4">3.2 </text:span><text:span text:style-name="T6">1980s: la edad dorada (Model M y Cherry MX)</text:span><text:line-break/><text:line-break/>Los 80 vieron el nacimiento de dos gigantes. El IBM Model M (1984) introdujo el mecanismo de muelle basculante, famoso por su sonido “clic-clac” metálico y por su durabilidad casi indestructible. Muchos Model M siguen funcionando hoy, tras décadas de uso. Fue tan influyente que definió la estética del teclado durante años.<text:line-break/>En paralelo, la empresa alemana Cherry lanzó sus switches MX, con colores que indicaban distintos comportamientos: Red (lineal), Blue (clicky), Brown (táctil). Esa codificación sigue siendo la base del mercado mecánico. Los Cherry MX eran modulares, reemplazables y adaptables, lo que facilitó el nacimiento de nuevas marcas.<text:line-break/><text:line-break/><text:span text:style-name="T4">3.3 </text:span><text:span text:style-name="T6">1990s: la era de la membrana y los portátiles</text:span><text:line-break/><text:line-break/>En los 90 los teclados de membrana se popularizaron. Eran mucho más baratos de producir y se convirtieron en el estándar de oficinas y hogares. A cambio, ofrecían una experiencia más blanda y menos precisa que los mecánicos.<text:line-break/>Al mismo tiempo, los portátiles se expandieron gracias al mecanismo <text:span text:style-name="T1">scissor-switch</text:span> o de tijera, que reducía la altura de las teclas. Aunque muchos usuarios extrañaban la robustez de los mecánicos, la portabilidad ganó terreno.<text:line-break/><text:line-break/><text:span text:style-name="T4">3.4 </text:span><text:span text:style-name="T6">2000s: USB, gaming y diseño</text:span><text:line-break/><text:line-break/>El cambio de milenio trajo dos grandes transformaciones. La primera fue el USB, que se consolidó como conector universal, desplazando al antiguo PS/2. La segunda fue el auge del gaming. Empresas como Razer lanzaron el primer teclado pensado para jugadores: el Razer Tarantula (2006), y poco después, el <text:span text:style-name="T1">Razer BlackWidow </text:span>(2010), considerado el primer teclado gamer con retroiluminación RGB. Este modelo no solo introdujo colores personalizables: también popularizó el renacimiento de los mecánicos en el mundo gamer. Corsair, Logitech y SteelSeries siguieron rápidamente, dando inicio a la era del teclado como accesorio de rendimiento y estilo.<text:line-break/><text:line-break/><text:span text:style-name="T4">3.5 </text:span><text:span text:style-name="T6">2010s–2020s: renacimiento y comunidad custom</text:span><text:line-break/><text:line-break/>A partir de 2010 ocurrió algo inesperado: la comunidad custom devolvió protagonismo al teclado mecánico. Foros como <text:span text:style-name="T1">Geekhack</text:span> o <text:span text:style-name="T1">Deskthority</text:span>, y más tarde <text:span text:style-name="T1">Reddit</text:span>, impulsaron un movimiento de personalización sin precedentes. La gente compraba <text:span text:style-name="T1">PCB</text:span> personalizadas, organizaba compras <text:soft-page-break/>conjuntas de <text:span text:style-name="T1">keycaps</text:span> y hasta diseñaba sus propios layouts ergonómicos.<text:line-break/>Marcas como Ducky, Filco, Varmilo y <text:span text:style-name="T1">Keychron</text:span> se posicionaron en el mercado entusiasta, mientras <text:span text:style-name="T1">Akko</text:span>, <text:span text:style-name="T1">Epomaker</text:span> o <text:span text:style-name="T1">Royal</text:span> <text:span text:style-name="T1">Kludge</text:span> democratizaban la experiencia desde China. Hoy el mercado ofrece desde teclados básicos de oficina hasta piezas de colección que pueden costar miles de euros.<text:line-break/><text:line-break/><text:span text:style-name="T7">4. Los componentes de un teclado</text:span><text:line-break/><text:line-break/>Un teclado moderno está compuesto por varias capas:<text:line-break/><text:line-break/><text:span text:style-name="T1">Keycaps</text:span>: las tapas de las teclas. Se fabrican principalmente en plástico ABS (más barato y propenso a desgastarse) o <text:span text:style-name="T1">PBT</text:span> (más duradero y con mejor textura). Los perfiles (<text:span text:style-name="T1">OEM</text:span>, <text:span text:style-name="T1">Cherry</text:span>, <text:span text:style-name="T1">SA</text:span>, <text:span text:style-name="T1">DSA</text:span>) definen su altura y curvatura, influyendo en la ergonomía.<text:line-break/><text:line-break/><text:span text:style-name="T1">Switches</text:span>: el mecanismo que detecta la pulsación. Pueden ser mecánicos, de membrana, ópticos, capacitivos o magnéticos. Son el corazón del teclado, determinando velocidad, sonido y sensación.<text:line-break/><text:line-break/><text:span text:style-name="T1">PCB</text:span> y placa: la placa de circuito impreso registra la pulsación y la envía al controlador. Muchas placas modernas permiten <text:span text:style-name="T1">hot-swap</text:span>, es decir, cambiar switches sin soldadura. La placa metálica añade rigidez y cambia la resonancia del teclado.<text:line-break/><text:line-break/><text:span text:style-name="T1">Estabilizadores</text:span>: piezas ocultas que aseguran que teclas largas como la barra espaciadora no se tambaleen. Su lubricación y calidad influyen en el sonido.<text:line-break/><text:line-break/><text:span text:style-name="T1">Controlador y firmware</text:span>: el cerebro. <text:span text:style-name="T1">Firmwares</text:span> abiertos como <text:span text:style-name="T1">QMK</text:span> o <text:span text:style-name="T1">VIA</text:span> permiten reprogramar teclas, crear macros o ajustar la retroiluminación de manera casi infinita.<text:line-break/><text:line-break/>En conjunto, estos elementos convierten al teclado en algo mucho más complejo que un “bloque de teclas”. Es un ecosistema de piezas que se pueden mejorar, personalizar y mantener.<text:line-break/><text:line-break/><text:span text:style-name="T8">4.1</text:span><text:span text:style-name="T7"> Tipos de switches y comportamientos</text:span></text:p>
      <text:p text:style-name="P1"><text:line-break/>Los switches definen la experiencia de teclear.<text:line-break/><text:line-break/><text:span text:style-name="T1">Mecánicos</text:span>: cada tecla tiene un mecanismo independiente. Duraderos (50–100 millones de pulsaciones), ofrecen precisión y personalización.<text:line-break/><text:line-break/><text:span text:style-name="T1">Buckling spring</text:span>: usados en el<text:span text:style-name="T1"> IBM Model M.</text:span> Funcionan con un muelle que se dobla y genera un clic metálico muy sonoro. Son ruidosos, pero icónicos.<text:line-break/><text:line-break/><text:span text:style-name="T1">Capacitivos</text:span> (Topre): híbridos japoneses que combinan membrana y sensor eléctrico. Suaves, silenciosos y muy valorados en teclados premium.<text:line-break/><text:line-break/><text:span text:style-name="T1">Ópticos</text:span>: en lugar de contacto metálico, usan un haz de luz interrumpido al pulsar. Esto elimina el rebote eléctrico y da una respuesta ultrarrápida. Perfectos para juegos competitivos.<text:line-break/><text:line-break/><text:span text:style-name="T1">Magnéticos</text:span> (Hall effect, Lekker): no se limitan a registrar si se pulsa una tecla, sino cuánto se pulsa. Esto permite control analógico (como en un joystick), con aplicaciones interesantes para simuladores y edición de música.<text:line-break/></text:p>
      <text:p text:style-name="P1"/>
      <text:p text:style-name="P1"><text:soft-page-break/><text:line-break/>Además, los switches se dividen en tres grandes familias de sensación:<text:line-break/><text:line-break/><text:span text:style-name="T1">Lineales</text:span>: suaves, sin resistencia intermedia (ej. <text:span text:style-name="T1">MX Red</text:span>). Ideales para juegos.<text:line-break/><text:line-break/><text:span text:style-name="T1">Táctiles</text:span>: ofrecen un pequeño “bache” al activarse (ej. <text:span text:style-name="T1">MX Brown</text:span>). Útiles para mecanografía.<text:line-break/><text:line-break/><text:span text:style-name="T1">Clicky</text:span>: añaden un clic sonoro (ej. <text:span text:style-name="T1">MX Blue</text:span>). Amados por algunos, odiados por quienes comparten oficina.<text:line-break/><text:line-break/><text:span text:style-name="T8">4.2</text:span><text:span text:style-name="T7"> Empresas y marcas clave</text:span><text:line-break/><text:line-break/><text:span text:style-name="T1">Remington</text:span>: <text:span text:style-name="T4">Fundada en EEUU en </text:span><text:span text:style-name="Strong_20_Emphasis"><text:span text:style-name="T4">1816, </text:span></text:span><text:span text:style-name="Strong_20_Emphasis"><text:span text:style-name="T9">es la </text:span></text:span>responsable de llevar el <text:span text:style-name="T1">QWERTY</text:span> al mundo. <text:line-break/><text:line-break/><text:span text:style-name="T1">IBM</text:span>: su <text:span text:style-name="T1">Model M</text:span> marcó a generaciones.<text:line-break/><text:line-break/><text:span text:style-name="T1">Cherry</text:span>: inventó los switches</text:p>
      <text:p text:style-name="P1"><text:s/><text:span text:style-name="T1">MX</text:span>, aún hoy el estándar.<text:line-break/><text:line-break/><text:span text:style-name="T1">Topre</text:span>: símbolo japonés de calidad premium.<text:line-break/><text:line-break/><text:span text:style-name="T1">Apple, Microsoft, Logitech</text:span>: llevaron teclados a las masas, con propuestas ergonómicas (Natural Keyboard de Microsoft) y de diseño (teclados planos de Apple).<text:line-break/><text:line-break/><text:span text:style-name="T1">Razer, Corsair, SteelSeries</text:span>: pioneros en gaming. <text:span text:style-name="T1">Razer</text:span>, con el BlackWidow, introdujo el RGB masivo. Corsair popularizó las keycaps intercambiables para juegos.<text:line-break/><text:line-break/>Marcas de nicho: <text:span text:style-name="T1">Ducky, Filco, Keychron, Varmilo, Leopold</text:span>. Buscan calidad, estética y fidelidad a los entusiastas.<text:line-break/><text:line-break/>Marcas chinas competitivas: <text:span text:style-name="T1">Akko</text:span>, <text:span text:style-name="T1">Epomaker</text:span>, <text:span text:style-name="T1">Keydous</text:span>, <text:span text:style-name="T1">Royal</text:span> <text:span text:style-name="T1">Kludge</text:span>. Han elevado el estándar ofreciendo teclados mecánicos de gran calidad a precios accesibles.<text:line-break/><text:line-break/><text:span text:style-name="T8">5. </text:span><text:span text:style-name="T7">Usos contemporáneos</text:span><text:line-break/><text:line-break/>Hoy los teclados cumplen funciones muy variadas:<text:line-break/><text:line-break/><text:span text:style-name="T1">Gaming</text:span>: en este sector se habla mucho de<text:span text:style-name="T1"> polling rate</text:span>. Este término describe la frecuencia (en Hz) con la que el teclado informa al ordenador de lo que ocurre. Un teclado con polling rate de 1000 Hz envía información 1000 veces por segundo, reduciendo la latencia entre pulsar una tecla y que el juego lo registre. Modelos recientes alcanzan 8000 Hz, algo crucial en e-sports.<text:line-break/><text:line-break/><text:span text:style-name="T1">Programación y mecanografía</text:span>: aquí los layouts compactos (60%, 65%) son muy populares, ya que reducen el movimiento de manos y mejoran la ergonomía. Los switches táctiles son preferidos porque avisan al dedo del punto de activación.<text:line-break/><text:line-break/><text:span text:style-name="T1">Industrial y médico</text:span>: existen teclados sellados, resistentes al polvo, agua o químicos, con certificaciones IP65 o IP68. Se usan en quirófanos, fábricas o entornos militares.<text:line-break/><text:line-break/><text:span text:style-name="T1">Portátiles y móviles</text:span>: los teclados de tijera siguen dominando en laptops, mientras que tablets y smartphones recurren a pantallas táctiles o teclados externos magnéticos.<text:line-break/><text:soft-page-break/><text:line-break/></text:p>
      <text:p text:style-name="P1"><text:span text:style-name="T8"/></text:p>
      <text:p text:style-name="P1"><text:span text:style-name="T8">5.1 </text:span><text:span text:style-name="T7">El boom de los teclados custom</text:span><text:line-break/><text:line-break/>En los últimos 10–15 años ha surgido un movimiento apasionado: la escena custom. Sus elementos principales son:<text:line-break/><text:line-break/><text:span text:style-name="T1">Layouts exóticos</text:span>: teclados partidos (split), ortolineales (con columnas rectas), 40% o incluso 30% que eliminan casi todas las teclas innecesarias.<text:line-break/><text:line-break/><text:span text:style-name="T1">Keycaps artesanales</text:span>: fabricadas en resina, metal, cerámica o madera. Muchas son ediciones limitadas, con diseños inspirados en cultura pop o arte.<text:line-break/><text:line-break/><text:span text:style-name="T1">Modding acústico</text:span>: uso de espumas, lubricantes y materiales para ajustar el sonido del teclado (deep thock, creamy, clacky).<text:line-break/><text:line-break/><text:span text:style-name="T1">Firmwares abiertos (QMK, VIA)</text:span>: permiten reprogramar absolutamente todo: capas, macros, combinaciones.<text:line-break/><text:line-break/>Lo interesante es que este movimiento convirtió al teclado en algo personal y artístico. Ya no es solo una herramienta: es un hobby, un lienzo creativo y, para algunos, incluso una inversión. Hay keycaps artesanales que se subastan por cientos de euros en segundos.<text:line-break/><text:line-break/><text:span text:style-name="T8">5.2</text:span><text:span text:style-name="T7"> Tendencias y futuro</text:span><text:line-break/><text:line-break/>El futuro de los teclados apunta en varias direcciones:<text:line-break/><text:line-break/><text:span text:style-name="T1">Switches </text:span><text:span text:style-name="T2">ópticos </text:span><text:span text:style-name="T1">analógico</text:span>s: medir la presión de cada tecla, no solo su activación. Esto abre la puerta a teclados que sirvan también como controladores de videojuegos o instrumentos musicales. <text:span text:style-name="T4">Actualmente desarrollados por </text:span><text:span text:style-name="T2">Razer</text:span><text:line-break/><text:line-break/><text:span text:style-name="T1">Modularidad</text:span>: piezas intercambiables al instante, teclas programables con pantallas e-ink y montajes magnéticos.<text:line-break/><text:line-break/><text:span text:style-name="T1">Ergonomía avanzada</text:span>: teclados partidos, con curvas, teclas ortolineales e incluso materiales adaptativos para reducir lesiones como el túnel carpiano.<text:line-break/><text:line-break/><text:span text:style-name="T1">Integración con IA y voz</text:span>: aunque no reemplazarán al teclado, los sistemas inteligentes podrán complementarlo, prediciendo lo que escribes o ajustando la configuración automáticamente.<text:line-break/><text:line-break/><text:span text:style-name="T8">6.</text:span><text:span text:style-name="T7"> Conclusión</text:span><text:line-break/><text:line-break/>Desde la extravagante <text:span text:style-name="T1">Hansen Writing Ball</text:span> hasta los teclados magnéticos de última generación, han pasado más de <text:span text:style-name="T1">150 años</text:span>. Y sin embargo, la esencia se mantiene: un conjunto de teclas que traduce nuestras ideas en lenguaje comprensible para una máquina.<text:line-break/><text:line-break/>El teclado no solo ha evolucionado técnicamente; también ha marcado cultura, definido estilos de trabajo y hasta generado comunidades enteras. Lejos de ser un accesorio olvidado, hoy vive una segunda juventud gracias al gaming y a los entusiastas. Todo indica que seguirá acompañándonos en nuevas formas, pero siempre cumpliendo el mismo rol: ser la voz de nuestras manos en el mundo digital.</text:p>
      <text:p text:style-name="Standard"><text:soft-page-break/></text:p>
      <text:p text:style-name="Standard"/>
      <text:p text:style-name="P1"><text:span text:style-name="T8">7.</text:span><text:span text:style-name="T7"> </text:span><text:span text:style-name="T8">Fuentes y referencias<text:line-break/></text:span></text:p>
      <text:list text:style-name="L9">
        <text:list-item>
          <text:p text:style-name="P11">Historia y evolución de las máquinas de escribir y primeros teclados:</text:p>
          <text:list>
            <text:list-item>
              <text:p text:style-name="P11">Remington Typewriter Company, “A History of the Typewriter”, 1870s–1920s.</text:p>
            </text:list-item>
            <text:list-item>
              <text:p text:style-name="P11">IBM Archives, “Selectric Typewriter and Model M Keyboard”, IBM, 1960–1980.</text:p>
            </text:list-item>
          </text:list>
        </text:list-item>
        <text:list-item>
          <text:p text:style-name="P11">Empresas y marcas clave:</text:p>
          <text:list>
            <text:list-item>
              <text:p text:style-name="P11">Cherry GmbH, “History of Cherry MX Switches”, 1953–2025.</text:p>
            </text:list-item>
            <text:list-item>
              <text:p text:style-name="P11">Topre Corporation, “About Topre”, Japón, 1935–2025.</text:p>
            </text:list-item>
            <text:list-item>
              <text:p text:style-name="P11">Apple Inc., “Apple Keyboards Overview”, 1976–2025.</text:p>
            </text:list-item>
            <text:list-item>
              <text:p text:style-name="P11">Microsoft, “History of Microsoft Keyboards”, 1975–2025.</text:p>
            </text:list-item>
            <text:list-item>
              <text:p text:style-name="P11">Logitech, “Company History”, 1981–2025.</text:p>
            </text:list-item>
            <text:list-item>
              <text:p text:style-name="P11">Razer, “Razer BlackWidow &amp; History”, 1998–2025.</text:p>
            </text:list-item>
            <text:list-item>
              <text:p text:style-name="P11">Corsair, “Corsair Gaming Keyboards”, 1994–2025.</text:p>
            </text:list-item>
            <text:list-item>
              <text:p text:style-name="P11">SteelSeries, “Apex Keyboard Series”, 2001–2025.</text:p>
            </text:list-item>
            <text:list-item>
              <text:p text:style-name="P11">Ducky Channel, “Brand Timeline”, 1998–2025.</text:p>
            </text:list-item>
            <text:list-item>
              <text:p text:style-name="P11">Filco / DIATEC, “Majestouch Series”, 1982–2025.</text:p>
            </text:list-item>
            <text:list-item>
              <text:p text:style-name="P11">Keychron, Akko, Royal Kludge, Epomaker: webs oficiales y documentación de producto 2014–2025.</text:p>
            </text:list-item>
          </text:list>
        </text:list-item>
        <text:list-item>
          <text:p text:style-name="P11">Modding y gaming:</text:p>
          <text:list>
            <text:list-item>
              <text:p text:style-name="P11">Geekhack, Deskthority, Reddit r/MechanicalKeyboards (tutoriales y guías de modding).</text:p>
            </text:list-item>
            <text:list-item>
              <text:p text:style-name="P11">KBDfans, Glorious, Drop (kit y custom builds).</text:p>
            </text:list-item>
            <text:list-item>
              <text:p text:style-name="P11">NovelKeys, KeyFirst, TTC, Durock, ZealPC (switches, ediciones y características).</text:p>
            </text:list-item>
            <text:list-item>
              <text:p text:style-name="P11">GMK, Signature Plastics, EnjoyPBT, JTK, Tai-Hao, Akko, Ducky (keycaps).</text:p>
            </text:list-item>
          </text:list>
        </text:list-item>
        <text:list-item>
          <text:p text:style-name="P11">Conceptos técnicos:</text:p>
          <text:list>
            <text:list-item>
              <text:p text:style-name="P11">QMK Firmware Documentation, VIA Firmware Docs, datasheets de switches.</text:p>
            </text:list-item>
            <text:list-item>
              <text:p text:style-name="P11">Teclados gaming: <text:span text:style-name="Emphasis">polling rate</text:span>, switches ópticos y mecánicos, guías de e-sports y hardware reviews.</text:p>
            </text:list-item>
          </text:list>
        </text:list-item>
      </text:list>
      <text:p text:style-name="P9"/>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6. <text:span text:style-name="T4">A</text:span>ño de fundación y país de procedencia</text:h>
      <text:p text:style-name="Text_20_body"/>
      <text:list xml:id="list3093383176" text:style-name="L1">
        <text:list-item>
          <text:p text:style-name="P2"><text:span text:style-name="Strong_20_Emphasis">Remington (E. Remington &amp; Sons / Remington Typewriter)</text:span> — fundada como empresa (E. Remington &amp; Sons) en <text:span text:style-name="Strong_20_Emphasis">1816</text:span>; el primer modelo Remington de tipo comercial se lanzó en la década de <text:span text:style-name="Strong_20_Emphasis">1870</text:span> (Remington fabricó las primeras máquinas de escribir comerciales). <text:span text:style-name="Strong_20_Emphasis">EE. UU.</text:span>. </text:p>
        </text:list-item>
        <text:list-item>
          <text:p text:style-name="P2"><text:span text:style-name="Strong_20_Emphasis">IBM (International Business Machines)</text:span> — fundada originalmente como <text:span text:style-name="Strong_20_Emphasis">CTR (Computing-Tabulating-Recording Co.) en 1911</text:span>, renombrada IBM en <text:span text:style-name="Strong_20_Emphasis">1924</text:span>. <text:span text:style-name="Strong_20_Emphasis">Estados Unidos</text:span>.</text:p>
        </text:list-item>
        <text:list-item>
          <text:p text:style-name="P2"><text:span text:style-name="Strong_20_Emphasis">Cherry (CHERRY GmbH / CHERRY)</text:span> — fundada por Walter L. Cherry en <text:span text:style-name="Strong_20_Emphasis">1953</text:span>. Origen: <text:span text:style-name="Strong_20_Emphasis">Estados Unidos</text:span> (empresa con fuerte presencia/producción en Alemania hoy).</text:p>
        </text:list-item>
        <text:list-item>
          <text:p text:style-name="P2"><text:span text:style-name="Strong_20_Emphasis">Topre Corporation</text:span> — establecida como Tokyo Press Kogyo en <text:span text:style-name="Strong_20_Emphasis">1935</text:span>; sede en <text:span text:style-name="Strong_20_Emphasis">Japón</text:span>. (Topre es la compañía japonesa detrás de los famosos switches capacitivos/Topre). </text:p>
        </text:list-item>
        <text:list-item>
          <text:p text:style-name="P2"><text:span text:style-name="Strong_20_Emphasis">Apple Inc.</text:span> — fundada el <text:span text:style-name="Strong_20_Emphasis">1 de abril de 1976</text:span> por Steve Jobs, Steve Wozniak y Ronald Wayne. <text:span text:style-name="Strong_20_Emphasis">Estados Unidos</text:span>.</text:p>
        </text:list-item>
        <text:list-item>
          <text:p text:style-name="P2"><text:span text:style-name="Strong_20_Emphasis">Microsoft Corporation</text:span> — fundada <text:span text:style-name="Strong_20_Emphasis">4 de abril de 1975</text:span> (Bill Gates y Paul Allen). <text:span text:style-name="Strong_20_Emphasis">Estados Unidos</text:span>. </text:p>
        </text:list-item>
        <text:list-item>
          <text:p text:style-name="P2"><text:span text:style-name="Strong_20_Emphasis">Logitech</text:span> — fundada en <text:span text:style-name="Strong_20_Emphasis">1981</text:span> en <text:span text:style-name="Strong_20_Emphasis">Suiza</text:span> (Lausanne). Empresa suiza de periféricos con gran implantación global. </text:p>
        </text:list-item>
        <text:list-item>
          <text:p text:style-name="P2"><text:span text:style-name="Strong_20_Emphasis">Razer</text:span> — orígenes en <text:span text:style-name="Strong_20_Emphasis">1998</text:span> (como proyecto/ marca inicial de hardware para gaming) y re-fundada/relanzada en <text:span text:style-name="Strong_20_Emphasis">2005</text:span> por Min-Liang Tan (hoy operativa con sedes en Singapur y EE. UU.). Origen comercial: <text:span text:style-name="Strong_20_Emphasis">Estados Unidos / Singapur (multinacional con raíces en ambos)</text:span>. </text:p>
        </text:list-item>
        <text:list-item>
          <text:p text:style-name="P2"><text:span text:style-name="Strong_20_Emphasis">Corsair</text:span> — fundada en <text:span text:style-name="Strong_20_Emphasis">1994</text:span> (Corsair Microsystems). <text:span text:style-name="Strong_20_Emphasis">Estados Unidos</text:span>.</text:p>
        </text:list-item>
        <text:list-item>
          <text:p text:style-name="P2"><text:span text:style-name="Strong_20_Emphasis">SteelSeries</text:span> — fundada en <text:span text:style-name="Strong_20_Emphasis">2001</text:span>. <text:span text:style-name="Strong_20_Emphasis">Dinamarca</text:span>. (marca clave en periféricos gaming). </text:p>
        </text:list-item>
        <text:list-item>
          <text:p text:style-name="P2"><text:span text:style-name="Strong_20_Emphasis">Ducky Channel / Ducky (Ducky Channel International)</text:span> — empresa matriz iniciada en <text:span text:style-name="Strong_20_Emphasis">1998</text:span>; la marca comercial Ducky con ventas retail tomó fuerza desde aproximadamente <text:span text:style-name="Strong_20_Emphasis">2008</text:span>. <text:span text:style-name="Strong_20_Emphasis">Taiwán</text:span>. </text:p>
        </text:list-item>
        <text:list-item>
          <text:p text:style-name="P2"><text:span text:style-name="Strong_20_Emphasis">DIATEC / FILCO (marca FILCO)</text:span> — DIATEC (matriz que vende FILCO / Majestouch) comenzó servicios en <text:span text:style-name="Strong_20_Emphasis">1982</text:span>; <text:span text:style-name="Strong_20_Emphasis">Japón</text:span>. </text:p>
        </text:list-item>
        <text:list-item>
          <text:p text:style-name="P2"><text:span text:style-name="Strong_20_Emphasis">Varmilo</text:span> — fundada en <text:span text:style-name="Strong_20_Emphasis">2013</text:span>. <text:span text:style-name="Strong_20_Emphasis">China</text:span> (Shenzhen; marca centrada en teclados de diseño y series temáticas). </text:p>
        </text:list-item>
        <text:list-item>
          <text:p text:style-name="P2"><text:span text:style-name="Strong_20_Emphasis">Leopold</text:span> — fundada alrededor de <text:span text:style-name="Strong_20_Emphasis">2006</text:span>. <text:span text:style-name="Strong_20_Emphasis">Corea del Sur</text:span>. (muy valorada por calidad de construcción y teclados orientados a uso profesional/competitivo). </text:p>
        </text:list-item>
        <text:list-item>
          <text:p text:style-name="P2"><text:span text:style-name="Strong_20_Emphasis">Keychron</text:span> — formada en <text:span text:style-name="Strong_20_Emphasis">2017</text:span> por grupo de entusiastas (sede/historia en Hong Kong / orígenes en China). <text:span text:style-name="Strong_20_Emphasis">Hong Kong / China</text:span>. </text:p>
        </text:list-item>
        <text:list-item>
          <text:p text:style-name="P2"><text:span text:style-name="Strong_20_Emphasis">Akko</text:span> — fundada en <text:span text:style-name="Strong_20_Emphasis">2016</text:span> en <text:span text:style-name="Strong_20_Emphasis">Shenzhen, China</text:span> (marca orientada a diseño y colores, fuerte en Asia y en comunidad entusiasta). </text:p>
        </text:list-item>
        <text:list-item>
          <text:p text:style-name="P2"><text:soft-page-break/><text:span text:style-name="Strong_20_Emphasis">Epomaker</text:span> — marca moderna de teclados enfocados en personalización; fundada aproximadamente <text:span text:style-name="Strong_20_Emphasis">2019</text:span> (marca con presencia internacional / china). <text:span text:style-name="Strong_20_Emphasis">China / internacional</text:span>. </text:p>
        </text:list-item>
        <text:list-item>
          <text:p text:style-name="P2"><text:span text:style-name="Strong_20_Emphasis">Royal Kludge (RK)</text:span> — fundada alrededor de <text:span text:style-name="Strong_20_Emphasis">2014–2015</text:span>. <text:span text:style-name="Strong_20_Emphasis">China</text:span> (marca muy presente en teclados compactos y económicos con conectividad/Wireless). </text:p>
        </text:list-item>
      </text:list>
      <text:p text:style-name="Quotations"/>
      <text:h text:style-name="Heading_20_1" text:outline-level="1">Sector gaming — marcas chinas / de nicho </text:h>
      <text:p text:style-name="P9">//Voy a dividir esto en subtópicos// </text:p>
      <text:p text:style-name="P9">1) marcas chinas o de nicho que han ganado espacio en gaming</text:p>
      <text:p text:style-name="P9">2) breve hito histórico (el «primer teclado gamer» que suele citarse)</text:p>
      <text:p text:style-name="P9">3) <text:span text:style-name="Strong_20_Emphasis">modding</text:span>: piezas, tipos de mod, teclados populares para modding</text:p>
      <text:p text:style-name="P9">4) switches populares en modding (incluyendo “watermelon”</text:p>
      <text:p text:style-name="P9">5) marcas de keycaps relevantes.</text:p>
      <text:h text:style-name="Heading_20_2" text:outline-level="2">1) <text:span text:style-name="T4">Q</text:span>uiénes son y qué aportan</text:h>
      <text:list text:style-name="L2">
        <text:list-item>
          <text:p text:style-name="P3"><text:span text:style-name="Strong_20_Emphasis">Keychron (2017, HK/China)</text:span>: abrió un hueco grande ofreciendo mecánicos compatibles Mac/Windows, modelos inalámbricos y versiones hot-swap a precio competitivo, lo que los hizo muy populares entre creativos y jugadores que querían algo «plug &amp; play». </text:p>
        </text:list-item>
        <text:list-item>
          <text:p text:style-name="P3"><text:span text:style-name="Strong_20_Emphasis">Akko (2016, Shenzhen, China)</text:span>: se ha hecho notar por sets de colores, colaboraciones temáticas y por producir tanto teclados completos como keycaps y switches propios; su estética la ha vuelto conocida en la comunidad.</text:p>
        </text:list-item>
        <text:list-item>
          <text:p text:style-name="P3"><text:span text:style-name="Strong_20_Emphasis">Royal Kludge (≈2014–2015, China)</text:span>: se especializó en teclados compactos, modelos BT/multimodo y precios agresivos, haciéndolos populares como opción económica para quien prueba mecánicos.</text:p>
        </text:list-item>
        <text:list-item>
          <text:p text:style-name="P3"><text:span text:style-name="Strong_20_Emphasis">Epomaker / Varmilo / Ducky</text:span>: Epomaker (marca china enfocada en personalización) y Varmilo (China, diseño temático) y Ducky (Taiwán, reputación sólida por calidad de keycaps y builds) cubren distintos nichos: desde teclados muy personalizables a diseños premium y triples tiros al mercado de entusiastas. </text:p>
        </text:list-item>
      </text:list>
      <text:p text:style-name="Quotations">En resumen: las marcas chinas han democratizado el acceso al hardware «hot-swappable», a kits y a switches económicos, y muchas veces son las que traen tendencias de diseño rápido y precio competitivo al mercado global.</text:p>
      <text:h text:style-name="Heading_20_2" text:outline-level="2">2) Breve hito: ¿cuál fue “el primer teclado gamer”?</text:h>
      <text:p text:style-name="Text_20_body">La referencia comercial que suele aparecer en la historia del gaming es <text:span text:style-name="Strong_20_Emphasis">Razer BlackWidow (2010)</text:span> — Razer lo presentó en 2010 como “el primer teclado mecánico diseñado para gaming” (Razer ya vendía teclados/teclas antes, p. ej. la Tarantula a mediados de los 2000, pero el BlackWidow fue un punto de inflexión comercial para el mercado gaming mecánico). </text:p>
      <text:p text:style-name="Horizontal_20_Line"><text:soft-page-break/></text:p>
      <text:h text:style-name="Heading_20_2" text:outline-level="2">3) Modding: partes, componentes y tipos de modificaciones (explicado en lenguaje claro)</text:h>
      <text:h text:style-name="Heading_20_3" text:outline-level="3">3.1 ¿Qué se puede modificar y por qué?</text:h>
      <text:p text:style-name="Text_20_body">En el modding buscamos tres cosas: <text:span text:style-name="Strong_20_Emphasis">mejorar sensación (feel)</text:span>, <text:span text:style-name="Strong_20_Emphasis">poner a punto el sonido (timbre / decaimiento / “thock”)</text:span>, y <text:span text:style-name="Strong_20_Emphasis">personalizar estética/funcionalidad</text:span>. Las modificaciones van desde simples (poner otras keycaps, cambiar switches en hot-swap) hasta complejas (reemplazar PCB, crear frankenswitches o rehacer amortiguación interna).</text:p>
      <text:h text:style-name="Heading_20_3" text:outline-level="3">3.2 Componentes sobre los que se actúa (lista y explicación corta)</text:h>
      <text:list text:style-name="L3">
        <text:list-item>
          <text:p text:style-name="P4"><text:span text:style-name="Strong_20_Emphasis">PCB (placa electrónica)</text:span>: puede ser <text:span text:style-name="Emphasis">solder</text:span> (requiere soldadura) o <text:span text:style-name="Emphasis">hot-swap</text:span> (enchufas/desenchufas switches sin soldar). Hot-swap facilita probar muchos switches y es el punto de partida para la mayoría de modders. </text:p>
        </text:list-item>
        <text:list-item>
          <text:p text:style-name="P4"><text:span text:style-name="Strong_20_Emphasis">Placa / plate</text:span>: pieza entre PCB y switches (materiales comunes: aluminio, acero, FR4, PC, brass). Afecta rigidez y sonido: placas más rígidas suelen dar un “ping” más brillante; plates flexibles suenan más amortiguados.</text:p>
        </text:list-item>
        <text:list-item>
          <text:p text:style-name="P4"><text:span text:style-name="Strong_20_Emphasis">Carcasa / case</text:span>: aluminio, ABS, policarbonato, resina — el material y el diseño estructural influyen muchísimo en acústica y sensación.</text:p>
        </text:list-item>
        <text:list-item>
          <text:p text:style-name="P4"><text:span text:style-name="Strong_20_Emphasis">Switches</text:span>: el corazón del feeling. Se pueden cambiar, abrir (to lube), filmar, cambiar muelles, o incluso mezclar (frankenswitches). </text:p>
        </text:list-item>
        <text:list-item>
          <text:p text:style-name="P4"><text:span text:style-name="Strong_20_Emphasis">Stabilizers (estabilizadores)</text:span>: las teclas largas (space, enter, shift) necesitan estabilidad; modders las “clippean”, lubican, o aplican el llamado <text:span text:style-name="Strong_20_Emphasis">band-aid mod</text:span> para reducir vibraciones y ruido. </text:p>
        </text:list-item>
        <text:list-item>
          <text:p text:style-name="P4"><text:span text:style-name="Strong_20_Emphasis">Espumas / dampening foam / gaskets</text:span>: relleno interior (case foam, plate foam, por ejemplo) para amortiguar resonancias; el “gasket mounting” es una forma popular de montar la placa para un tacto más suave.</text:p>
        </text:list-item>
        <text:list-item>
          <text:p text:style-name="P4"><text:span text:style-name="Strong_20_Emphasis">Keycaps</text:span>: perfil (SA, DSA, Cherry, OEM…), material (ABS vs PBT) y método de fabricación (double-shot, dye-sub) afectan sonido y ergonomía. </text:p>
        </text:list-item>
        <text:list-item>
          <text:p text:style-name="P4"><text:span text:style-name="Strong_20_Emphasis">Accesorios</text:span>: lubrificantes (Krytox 205g0, Tribosys), films para switches, springs de distinto peso, switch openers, tools para estabilizadores, bandas de aislamiento, etc.</text:p>
        </text:list-item>
      </text:list>
      <text:h text:style-name="Heading_20_3" text:outline-level="3">3.3 Tipos de mods habituales (qué hacen y por qué)</text:h>
      <text:list text:style-name="L4">
        <text:list-item>
          <text:p text:style-name="P5"><text:span text:style-name="Strong_20_Emphasis">Lubing de switches</text:span>: suaviza fricción, reduce “scratch”. Muy extendido. </text:p>
        </text:list-item>
        <text:list-item>
          <text:p text:style-name="P5"><text:span text:style-name="Strong_20_Emphasis">Films</text:span>: finas láminas entre base y tapa del switch para reducir wobble y cambiar timbre. </text:p>
        </text:list-item>
        <text:list-item>
          <text:p text:style-name="P5"><text:span text:style-name="Strong_20_Emphasis">Spring swap</text:span>: cambiar muelles por otros más ligeros/pesados para ajustar fuerza de actuación.</text:p>
        </text:list-item>
        <text:list-item>
          <text:p text:style-name="P5"><text:span text:style-name="Strong_20_Emphasis">Stab mods (clip + lube + band-aid)</text:span>: reducen rattle y hacen las teclas largas más suaves. </text:p>
        </text:list-item>
        <text:list-item>
          <text:p text:style-name="P5"><text:soft-page-break/><text:span text:style-name="Strong_20_Emphasis">Sound mods (case foam, plate foam, porras internas)</text:span>: cambian resonancia y “decay”, a menudo la diferencia más notable en sonido final. </text:p>
        </text:list-item>
      </text:list>
      <text:h text:style-name="Heading_20_2" text:outline-level="2">4) Teclados y kits más populares en la escena del modding (ejemplos con por qué)</text:h>
      <text:list text:style-name="L5">
        <text:list-item>
          <text:p text:style-name="P6"><text:span text:style-name="Strong_20_Emphasis">KBDfans Tofu / KBD67 / KBD75 (KBDfans)</text:span> — kits muy usados por la comunidad DIY: cajas, placas y PCBs disponibles, soporte para lubes y mods; son clásicos de la escena custom. </text:p>
        </text:list-item>
        <text:list-item>
          <text:p text:style-name="P6"><text:span text:style-name="Strong_20_Emphasis">Glorious GMMK Pro / GMMK 3 (Glorious)</text:span> — teclados hot-swap, enfoque modular y facilidad para modificar: por eso muchos los eligen como “first-serious” build. </text:p>
        </text:list-item>
        <text:list-item>
          <text:p text:style-name="P6"><text:span text:style-name="Strong_20_Emphasis">Drop CTRL / ALT / SHIFT (Drop)</text:span> — builds premium con soporte QMK, hot-swap y comunidad grande; muy usados para modding avanzado. </text:p>
        </text:list-item>
        <text:list-item>
          <text:p text:style-name="P6"><text:span text:style-name="Strong_20_Emphasis">Kits basados en PCBs como DZ60 / GH60 / GK64</text:span> — populares por precio y flexibilidad de layout (perfectos para practicar soldadura y cambios).</text:p>
        </text:list-item>
      </text:list>
      <text:p text:style-name="Quotations">Estos boards/kits aparecen en incontables guías y builds de la comunidad porque combinan <text:span text:style-name="Strong_20_Emphasis">flexibilidad</text:span> (hot-swap o fácil soldado), <text:span text:style-name="Strong_20_Emphasis">soporte de firmware</text:span> (QMK/VIA) y <text:span text:style-name="Strong_20_Emphasis">accesorios</text:span> para modding.</text:p>
      <text:h text:style-name="Heading_20_2" text:outline-level="2">5) Switches populares en modding (incluyendo “watermelon”)</text:h>
      <text:p text:style-name="Text_20_body">La escena de modding tiene tanto <text:span text:style-name="Strong_20_Emphasis">switches “mainstream”</text:span> como <text:span text:style-name="Strong_20_Emphasis">ediciones/variantes</text:span> que se vuelven virales por su sonido/estética:</text:p>
      <text:list text:style-name="L6">
        <text:list-item>
          <text:p text:style-name="P7"><text:span text:style-name="Strong_20_Emphasis">TTC / KeyFirst “Watermelon” / “Watermelon Milkshake”</text:span> — nombre comercial usado por ciertos fabricantes (TTC/KeyFirst) para una variante táctil/estética; es un ejemplo de cómo las ediciones con nombre exótico se vuelven populares para builds temáticos. (ejemplo de producto). </text:p>
        </text:list-item>
        <text:list-item>
          <text:p text:style-name="P7"><text:span text:style-name="Strong_20_Emphasis">Holy Panda (Invyr / variantes)</text:span> — switch táctil “legendario” originado como frankenswitch (stem Halo + housing Invyr Panda) y luego producido en versiones comerciales; muy querido por su tacto marcado. </text:p>
        </text:list-item>
        <text:list-item>
          <text:p text:style-name="P7"><text:span text:style-name="Strong_20_Emphasis">NovelKeys Cream</text:span> — ejemplo de switch linear famoso por su material POM y su sonido característico; referencia habitual en modding/audición. </text:p>
        </text:list-item>
        <text:list-item>
          <text:p text:style-name="P7"><text:span text:style-name="Strong_20_Emphasis">Durock T1 / Boba U4T / Zealios / Gateron Ink / Kailh</text:span> — familias habituales entre modders (tactiles y lineales de distintas “personalidades”). </text:p>
        </text:list-item>
      </text:list>
      <text:p text:style-name="Quotations">Nota práctica: en modding se habla mucho de “frankenswitches” (mezclar partes) y de “factory variants” que buscan reproducir sensaciones famosas (p. ej. clones o reediciones de Holy Panda). Además, los nombres tipo “Watermelon” suelen ser ediciones comerciales orientadas a estética y a un perfil táctil/sonoro concreto. </text:p>
      <text:h text:style-name="Heading_20_2" text:outline-level="2"><text:soft-page-break/>6) Marcas de keycaps que debes conocer (breve guía)</text:h>
      <text:list text:style-name="L7">
        <text:list-item>
          <text:p text:style-name="P8"><text:span text:style-name="Strong_20_Emphasis">GMK (Alemania)</text:span> — fabricante de sets double-shot ABS de alta gama muy demandados por perfiles y por la calidad de inyección. Fundada como empresa electrónica en <text:span text:style-name="Strong_20_Emphasis">1992</text:span>, entró en keycaps premium y se hizo una marca referencia. <text:a xlink:type="simple" xlink:href="https://www.gmk.net/en/about-gmk/history?utm_source=chatgpt.com" office:target-frame-name="_blank" xlink:show="new" text:style-name="Internet_20_link" text:visited-style-name="Visited_20_Internet_20_Link">G</text:a></text:p>
        </text:list-item>
        <text:list-item>
          <text:p text:style-name="P8"><text:span text:style-name="Strong_20_Emphasis">Signature Plastics (SP / SPKeyboards)</text:span> — histórico fabricante norteamericano de perfiles como SA/DSA; vínculo largo con la comunidad. (origen años 70s / evolución en 2000s). </text:p>
        </text:list-item>
        <text:list-item>
          <text:p text:style-name="P8"><text:span text:style-name="Strong_20_Emphasis">EnjoyPBT / JTK / Tai-Hao / Ducky / Akko (keycaps)</text:span> — opciones de PBT y perfiles asequibles/temáticos, habituales en builds y group buys; algunas marcas (Ducky, Akko) producen sus propios sets.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26T12:12:13.825000000</meta:creation-date>
    <dc:date>2025-09-26T12:56:40.766000000</dc:date>
    <meta:editing-duration>PT44M27S</meta:editing-duration>
    <meta:editing-cycles>1</meta:editing-cycles>
    <meta:document-statistic meta:table-count="0" meta:image-count="0" meta:object-count="0" meta:page-count="13" meta:paragraph-count="102" meta:word-count="3836" meta:character-count="25247" meta:non-whitespace-character-count="21436"/>
    <meta:generator>LibreOffice/7.4.3.2$Windows_X86_64 LibreOffice_project/1048a8393ae2eeec98dff31b5c133c5f1d08b890</meta:generator>
  </office:meta>
</office:document-meta>
</file>